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a551" officeooo:paragraph-rsid="0008a551"/>
    </style:style>
    <style:style style:name="P2" style:family="paragraph" style:parent-style-name="Standard">
      <style:text-properties fo:font-size="16pt" fo:font-weight="bold" officeooo:rsid="0008a551" officeooo:paragraph-rsid="0008a551" style:font-size-asian="16pt" style:font-weight-asian="bold" style:font-size-complex="16pt" style:font-weight-complex="bold"/>
    </style:style>
    <style:style style:name="P3" style:family="paragraph" style:parent-style-name="Standard">
      <style:paragraph-properties style:line-height-at-least="0.503cm"/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P4" style:family="paragraph" style:parent-style-name="Standard">
      <style:text-properties fo:color="#c9211e" fo:font-size="16pt" fo:font-weight="bold" officeooo:rsid="0008a551" officeooo:paragraph-rsid="0008a551" style:font-size-asian="16pt" style:font-weight-asian="bold" style:font-size-complex="16pt" style:font-weight-complex="bold"/>
    </style:style>
    <style:style style:name="P5" style:family="paragraph" style:parent-style-name="Standard">
      <style:text-properties fo:color="#c9211e" style:font-name="Abyssinica SIL" fo:font-size="16pt" fo:font-weight="bold" officeooo:rsid="0008a551" officeooo:paragraph-rsid="0009eb45" fo:background-color="transparent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Abyssinica SIL" fo:font-weight="bold" officeooo:rsid="0008a551" officeooo:paragraph-rsid="0008a551" style:font-weight-asian="bold" style:font-weight-complex="bold"/>
    </style:style>
    <style:style style:name="P7" style:family="paragraph" style:parent-style-name="Standard">
      <style:text-properties style:font-name="Abyssinica SIL" fo:font-weight="bold" officeooo:rsid="0008a551" officeooo:paragraph-rsid="0008a551" fo:background-color="#ffff00" style:font-weight-asian="bold" style:font-weight-complex="bold"/>
    </style:style>
    <style:style style:name="P8" style:family="paragraph" style:parent-style-name="Standard">
      <style:text-properties fo:color="#111111" style:font-name="Abyssinica SIL" fo:font-size="13pt" fo:font-weight="bold" officeooo:rsid="0008a551" officeooo:paragraph-rsid="0009eb45" fo:background-color="transparent" style:font-size-asian="13pt" style:font-weight-asian="bold" style:font-size-complex="13pt" style:font-weight-complex="bold"/>
    </style:style>
    <style:style style:name="P9" style:family="paragraph" style:parent-style-name="Standard">
      <style:text-properties fo:color="#111111" style:font-name="Abyssinica SIL" fo:font-size="13pt" fo:font-weight="bold" officeooo:rsid="0009eb45" officeooo:paragraph-rsid="0009eb45" fo:background-color="transparent" style:font-size-asian="13pt" style:font-weight-asian="bold" style:font-size-complex="13pt" style:font-weight-complex="bold"/>
    </style:style>
    <style:style style:name="P10" style:family="paragraph" style:parent-style-name="Standard">
      <style:text-properties fo:color="#111111" style:font-name="Abyssinica SIL" fo:font-size="13pt" fo:font-weight="bold" officeooo:paragraph-rsid="000a2602" fo:background-color="transparent"/>
    </style:style>
    <style:style style:name="P11" style:family="paragraph" style:parent-style-name="Standard">
      <style:paragraph-properties style:line-height-at-least="0.503cm"/>
      <style:text-properties fo:color="#cccccc" style:font-name="Droid Sans Mono" fo:font-size="10.5pt" fo:font-weight="normal" fo:background-color="#1f1f1f"/>
    </style:style>
    <style:style style:name="P12" style:family="paragraph" style:parent-style-name="Standard">
      <style:paragraph-properties style:line-height-at-least="0.503cm"/>
      <style:text-properties fo:color="#cccccc" style:font-name="Droid Sans Mono" fo:font-size="16pt" fo:font-weight="bold" fo:background-color="transparent" style:font-size-asian="16pt" style:font-weight-asian="bold" style:font-size-complex="16pt" style:font-weight-complex="bold"/>
    </style:style>
    <style:style style:name="P13" style:family="paragraph" style:parent-style-name="Standard">
      <style:text-properties fo:color="#111111" style:font-name="Abyssinica SIL" fo:font-size="13pt" fo:font-weight="bold" officeooo:rsid="0009eb45" officeooo:paragraph-rsid="0009eb45" fo:background-color="transparent" style:font-size-asian="13pt" style:font-weight-asian="bold" style:font-size-complex="13pt" style:font-weight-complex="bold"/>
    </style:style>
    <style:style style:name="P14" style:family="paragraph" style:parent-style-name="Standard">
      <style:text-properties style:font-name="Abyssinica SIL" fo:font-weight="bold" officeooo:rsid="0008a551" officeooo:paragraph-rsid="0008a551" style:font-weight-asian="bold" style:font-weight-complex="bold"/>
    </style:style>
    <style:style style:name="P15" style:family="paragraph" style:parent-style-name="Standard">
      <style:text-properties style:font-name="Abyssinica SIL" fo:font-weight="bold" officeooo:rsid="000d06e5" officeooo:paragraph-rsid="000d06e5" style:font-weight-asian="bold" style:font-weight-complex="bold"/>
    </style:style>
    <style:style style:name="T1" style:family="text">
      <style:text-properties officeooo:rsid="0009eb45"/>
    </style:style>
    <style:style style:name="T2" style:family="text">
      <style:text-properties fo:color="#c586c0"/>
    </style:style>
    <style:style style:name="T3" style:family="text">
      <style:text-properties fo:color="#c586c0" style:font-name="Droid Sans Mono" fo:font-size="16pt" style:font-size-asian="16pt" style:font-weight-asian="bold" style:font-size-complex="16pt" style:font-weight-complex="bold"/>
    </style:style>
    <style:style style:name="T4" style:family="text">
      <style:text-properties fo:color="#cccccc" style:font-name="Droid Sans Mono" fo:font-size="16pt" style:font-size-asian="16pt" style:font-weight-asian="bold" style:font-size-complex="16pt" style:font-weight-complex="bold"/>
    </style:style>
    <style:style style:name="T5" style:family="text">
      <style:text-properties fo:color="#9cdcfe"/>
    </style:style>
    <style:style style:name="T6" style:family="text">
      <style:text-properties fo:color="#9cdcfe" style:font-name="Droid Sans Mono" fo:font-size="16pt" style:font-size-asian="16pt" style:font-weight-asian="bold" style:font-size-complex="16pt" style:font-weight-complex="bold"/>
    </style:style>
    <style:style style:name="T7" style:family="text">
      <style:text-properties fo:color="#ce9178"/>
    </style:style>
    <style:style style:name="T8" style:family="text">
      <style:text-properties fo:color="#ce9178" style:font-name="Droid Sans Mono" fo:font-size="16pt" style:font-size-asian="16pt" style:font-weight-asian="bold" style:font-size-complex="16pt" style:font-weight-complex="bold"/>
    </style:style>
    <style:style style:name="T9" style:family="text">
      <style:text-properties fo:color="#569cd6"/>
    </style:style>
    <style:style style:name="T10" style:family="text">
      <style:text-properties fo:color="#4ec9b0"/>
    </style:style>
    <style:style style:name="T11" style:family="text">
      <style:text-properties fo:color="#d4d4d4"/>
    </style:style>
    <style:style style:name="T12" style:family="text">
      <style:text-properties fo:color="#4fc1ff"/>
    </style:style>
    <style:style style:name="T13" style:family="text">
      <style:text-properties fo:color="#dcdcaa"/>
    </style:style>
    <style:style style:name="T14" style:family="text">
      <style:text-properties fo:color="#808080"/>
    </style:style>
    <style:style style:name="T15" style:family="text">
      <style:text-properties officeooo:rsid="000d06e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ow to use TypeScript <text:span text:style-name="T1">with Axios</text:span></text:p>
      <text:p text:style-name="P2"/>
      <text:p text:style-name="P2"/>
      <text:p text:style-name="P4">Step 1:</text:p>
      <text:p text:style-name="P1"/>
      <text:p text:style-name="P6">npx create-react-app my-react-app --template typescript <text:span text:style-name="T15">or</text:span></text:p>
      <text:p text:style-name="P6"/>
      <text:p text:style-name="P15">( npx create-react-app . --template typescript )</text:p>
      <text:p text:style-name="P6"/>
      <text:p text:style-name="P6">cd my-react-app</text:p>
      <text:p text:style-name="P6"/>
      <text:p text:style-name="P6">npm start</text:p>
      <text:p text:style-name="P6"/>
      <text:p text:style-name="P7">and at last do <text:s text:c="2"/>npm run build</text:p>
      <text:p text:style-name="P7"/>
      <text:p text:style-name="P5">Step <text:span text:style-name="T1">2</text:span>:</text:p>
      <text:p text:style-name="P5"/>
      <text:p text:style-name="P8">npm <text:s/><text:span text:style-name="T1">install axios</text:span></text:p>
      <text:p text:style-name="P8"/>
      <text:p text:style-name="P9">next inside App.tsx do </text:p>
      <text:p text:style-name="P9"/>
      <text:p text:style-name="P10"><text:span text:style-name="T3">import</text:span><text:span text:style-name="T4"> </text:span><text:span text:style-name="T6">React</text:span><text:span text:style-name="T4"> </text:span><text:span text:style-name="T3">from</text:span><text:span text:style-name="T4"> </text:span><text:span text:style-name="T8">'react'</text:span><text:span text:style-name="T4">;</text:span></text:p>
      <text:p text:style-name="P12"><text:span text:style-name="T2">import</text:span> <text:span text:style-name="T7">'./App.css'</text:span>;</text:p>
      <text:p text:style-name="P12"><text:span text:style-name="T2">import</text:span> { <text:span text:style-name="T5">useEffect</text:span>, <text:span text:style-name="T5">useState</text:span> } <text:span text:style-name="T2">from</text:span> <text:span text:style-name="T7">'react'</text:span>;</text:p>
      <text:p text:style-name="P12"><text:span text:style-name="T2">import</text:span> <text:span text:style-name="T5">axios</text:span> <text:span text:style-name="T2">from</text:span> <text:span text:style-name="T7">'axios'</text:span>;</text:p>
      <text:p text:style-name="P3"/>
      <text:p text:style-name="P12"><text:span text:style-name="T9">interface</text:span> <text:span text:style-name="T10">Post</text:span> {</text:p>
      <text:p text:style-name="P12"><text:span text:style-name="T5">userId</text:span><text:span text:style-name="T11">:</text:span> <text:span text:style-name="T10">number</text:span>;</text:p>
      <text:p text:style-name="P12"><text:span text:style-name="T5">id</text:span><text:span text:style-name="T11">:</text:span> <text:span text:style-name="T10">number</text:span>;</text:p>
      <text:p text:style-name="P12"><text:span text:style-name="T5">title</text:span><text:span text:style-name="T11">:</text:span> <text:span text:style-name="T10">string</text:span>;</text:p>
      <text:p text:style-name="P12"><text:span text:style-name="T5">body</text:span><text:span text:style-name="T11">:</text:span> <text:span text:style-name="T10">string</text:span>;</text:p>
      <text:p text:style-name="P12">}</text:p>
      <text:p text:style-name="P3"/>
      <text:p text:style-name="P12"><text:span text:style-name="T9">const</text:span> <text:span text:style-name="T12">App</text:span><text:span text:style-name="T11">:</text:span> <text:span text:style-name="T10">React</text:span>.<text:span text:style-name="T10">FC</text:span> <text:span text:style-name="T11">=</text:span> () <text:span text:style-name="T9">=&gt;</text:span> {</text:p>
      <text:p text:style-name="P12"><text:span text:style-name="T9">const</text:span> [<text:span text:style-name="T12">posts</text:span>, <text:span text:style-name="T13">setPosts</text:span>] <text:span text:style-name="T11">=</text:span> <text:span text:style-name="T13">useState</text:span>&lt;<text:span text:style-name="T10">Post</text:span>[]&gt;([]);</text:p>
      <text:p text:style-name="P3"/>
      <text:p text:style-name="P12"><text:span text:style-name="T13">useEffect</text:span>(() <text:span text:style-name="T9">=&gt;</text:span> {</text:p>
      <text:p text:style-name="P12"><text:span text:style-name="T9">const</text:span> <text:span text:style-name="T13">fetchData</text:span> <text:span text:style-name="T11">=</text:span> <text:span text:style-name="T9">async</text:span> () <text:span text:style-name="T9">=&gt;</text:span> {</text:p>
      <text:p text:style-name="P12"><text:span text:style-name="T2">try</text:span> {</text:p>
      <text:p text:style-name="P12"><text:soft-page-break/><text:span text:style-name="T9">const</text:span> <text:span text:style-name="T12">response</text:span> <text:span text:style-name="T11">=</text:span> <text:span text:style-name="T2">await</text:span> <text:span text:style-name="T12">axios</text:span>.<text:span text:style-name="T13">get</text:span>&lt;<text:span text:style-name="T10">Post</text:span>[]&gt;(<text:span text:style-name="T7">'https://jsonplaceholder.typicode.com/posts'</text:span>);</text:p>
      <text:p text:style-name="P12"><text:span text:style-name="T13">setPosts</text:span>(<text:span text:style-name="T12">response</text:span>.<text:span text:style-name="T5">data</text:span>);</text:p>
      <text:p text:style-name="P12">} <text:span text:style-name="T2">catch</text:span> (<text:span text:style-name="T5">error</text:span>) {</text:p>
      <text:p text:style-name="P12"><text:span text:style-name="T5">console</text:span>.<text:span text:style-name="T13">error</text:span>(<text:span text:style-name="T7">'Error fetching data:'</text:span>, <text:span text:style-name="T5">error</text:span>);</text:p>
      <text:p text:style-name="P12">}</text:p>
      <text:p text:style-name="P12">};</text:p>
      <text:p text:style-name="P12"><text:span text:style-name="T13">fetchData</text:span>();</text:p>
      <text:p text:style-name="P12">}, []);</text:p>
      <text:p text:style-name="P3"/>
      <text:p text:style-name="P12"><text:span text:style-name="T2">return</text:span> (</text:p>
      <text:p text:style-name="P12"><text:span text:style-name="T14">&lt;</text:span><text:span text:style-name="T9">div</text:span><text:span text:style-name="T14">&gt;</text:span></text:p>
      <text:p text:style-name="P12"><text:span text:style-name="T14">&lt;</text:span><text:span text:style-name="T9">h1</text:span><text:span text:style-name="T14">&gt;</text:span>Posts from JSONPlaceholder<text:span text:style-name="T14">&lt;/</text:span><text:span text:style-name="T9">h1</text:span><text:span text:style-name="T14">&gt;</text:span></text:p>
      <text:p text:style-name="P12"><text:span text:style-name="T14">&lt;</text:span><text:span text:style-name="T9">ul</text:span><text:span text:style-name="T14">&gt;</text:span></text:p>
      <text:p text:style-name="P12"><text:span text:style-name="T9">{</text:span><text:span text:style-name="T12">posts</text:span><text:span text:style-name="T11">.</text:span><text:span text:style-name="T13">map</text:span><text:span text:style-name="T11">((</text:span><text:span text:style-name="T5">post</text:span><text:span text:style-name="T11">) </text:span><text:span text:style-name="T9">=&gt;</text:span><text:span text:style-name="T11"> (</text:span></text:p>
      <text:p text:style-name="P12"><text:span text:style-name="T14">&lt;</text:span><text:span text:style-name="T9">li</text:span><text:span text:style-name="T11"> </text:span><text:span text:style-name="T5">key</text:span><text:span text:style-name="T11">=</text:span><text:span text:style-name="T9">{</text:span><text:span text:style-name="T5">post</text:span><text:span text:style-name="T11">.</text:span><text:span text:style-name="T5">id</text:span><text:span text:style-name="T9">}</text:span><text:span text:style-name="T14">&gt;</text:span></text:p>
      <text:p text:style-name="P12"><text:span text:style-name="T14">&lt;</text:span><text:span text:style-name="T9">h3</text:span><text:span text:style-name="T14">&gt;</text:span><text:span text:style-name="T9">{</text:span><text:span text:style-name="T5">post</text:span><text:span text:style-name="T11">.</text:span><text:span text:style-name="T5">title</text:span><text:span text:style-name="T9">}</text:span><text:span text:style-name="T14">&lt;/</text:span><text:span text:style-name="T9">h3</text:span><text:span text:style-name="T14">&gt;</text:span></text:p>
      <text:p text:style-name="P12"><text:span text:style-name="T14">&lt;</text:span><text:span text:style-name="T9">p</text:span><text:span text:style-name="T14">&gt;</text:span><text:span text:style-name="T9">{</text:span><text:span text:style-name="T5">post</text:span><text:span text:style-name="T11">.</text:span><text:span text:style-name="T5">body</text:span><text:span text:style-name="T9">}</text:span><text:span text:style-name="T14">&lt;/</text:span><text:span text:style-name="T9">p</text:span><text:span text:style-name="T14">&gt;</text:span></text:p>
      <text:p text:style-name="P12"><text:span text:style-name="T14">&lt;/</text:span><text:span text:style-name="T9">li</text:span><text:span text:style-name="T14">&gt;</text:span></text:p>
      <text:p text:style-name="P12"><text:span text:style-name="T11">))</text:span><text:span text:style-name="T9">}</text:span></text:p>
      <text:p text:style-name="P12"><text:span text:style-name="T14">&lt;/</text:span><text:span text:style-name="T9">ul</text:span><text:span text:style-name="T14">&gt;</text:span></text:p>
      <text:p text:style-name="P12"><text:span text:style-name="T14">&lt;/</text:span><text:span text:style-name="T9">div</text:span><text:span text:style-name="T14">&gt;</text:span></text:p>
      <text:p text:style-name="P12">);</text:p>
      <text:p text:style-name="P12">};</text:p>
      <text:p text:style-name="P3"/>
      <text:p text:style-name="P12"><text:span text:style-name="T2">export</text:span> <text:span text:style-name="T2">default</text:span> <text:span text:style-name="T12">App</text:span>;</text:p>
      <text:p text:style-name="P11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5T10:41:09.609369412</meta:creation-date>
    <dc:date>2024-01-29T17:45:31.608064194</dc:date>
    <meta:editing-duration>PT2H37M2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48" meta:word-count="138" meta:character-count="929" meta:non-whitespace-character-count="837"/>
  </office:meta>
</office:document-meta>
</file>